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олный список терминов, понятий и их описание, по категориям</text:p>
      <text:p text:style-name="Standard">ChatGPT</text:p>
      <text:p text:style-name="P1">ChatGPT</text:p>
      <text:p text:style-name="Text_20_body">Конечно, вот полный список терминов, понятий и их описание, разделенных по категориям:</text:p>
      <text:h text:style-name="Heading_20_3" text:outline-level="3">Основы HTML:</text:h>
      <text:list xml:id="list1350036081192483585" text:style-name="L1">
        <text:list-item>
          <text:p text:style-name="P9"><text:span text:style-name="Strong_20_Emphasis">HTML (HyperText Markup Language):</text:span> Язык разметки, используемый для создания структуры веб-страниц.</text:p>
        </text:list-item>
        <text:list-item>
          <text:p text:style-name="P9"><text:span text:style-name="Strong_20_Emphasis">Элемент (Element):</text:span> Одна часть содержимого веб-страницы, описанная с помощью HTML тега.</text:p>
        </text:list-item>
        <text:list-item>
          <text:p text:style-name="P2"><text:span text:style-name="Strong_20_Emphasis">Тег (Tag):</text:span> Специальная конструкция в HTML, обозначающая начало или конец элемента, или обрамляющая содержимое для применения определенного стиля или функциональности.</text:p>
        </text:list-item>
      </text:list>
      <text:h text:style-name="Heading_20_3" text:outline-level="3">Текстовые элементы:</text:h>
      <text:list xml:id="list2313223885090548096" text:style-name="L2">
        <text:list-item>
          <text:p text:style-name="P10"><text:span text:style-name="Strong_20_Emphasis">Заголовок (Heading):</text:span> Текст, который обозначает начало новой секции на странице с помощью тегов <text:span text:style-name="Source_20_Text">&lt;h1&gt;</text:span>-<text:span text:style-name="Source_20_Text">&lt;h6&gt;</text:span>.</text:p>
        </text:list-item>
        <text:list-item>
          <text:p text:style-name="P10"><text:span text:style-name="Strong_20_Emphasis">Параграф (Paragraph):</text:span> Блок текста, создаваемый с помощью тега <text:span text:style-name="Source_20_Text">&lt;p&gt;</text:span>.</text:p>
        </text:list-item>
        <text:list-item>
          <text:p text:style-name="P3"><text:span text:style-name="Strong_20_Emphasis">Ссылка (Link):</text:span> Элемент, позволяющий создавать гиперссылки на другие веб-страницы или ресурсы с помощью тега <text:span text:style-name="Source_20_Text">&lt;a&gt;</text:span>.</text:p>
        </text:list-item>
      </text:list>
      <text:h text:style-name="Heading_20_3" text:outline-level="3">Списки:</text:h>
      <text:list xml:id="list3368857044054211130" text:style-name="L3">
        <text:list-item>
          <text:p text:style-name="P11"><text:span text:style-name="Strong_20_Emphasis">Неупорядоченный список (Unordered List):</text:span> Список элементов, который создается с помощью тега <text:span text:style-name="Source_20_Text">&lt;ul&gt;</text:span>, где каждый элемент списка обозначается тегом <text:span text:style-name="Source_20_Text">&lt;li&gt;</text:span>.</text:p>
        </text:list-item>
        <text:list-item>
          <text:p text:style-name="P11"><text:span text:style-name="Strong_20_Emphasis">Упорядоченный список (Ordered List):</text:span> Список элементов, в котором элементы упорядочены по числовому или алфавитному порядку с помощью тега <text:span text:style-name="Source_20_Text">&lt;ol&gt;</text:span>.</text:p>
        </text:list-item>
        <text:list-item>
          <text:p text:style-name="P4"><text:span text:style-name="Strong_20_Emphasis">Список определений (Definition List):</text:span> Список терминов и их определений, создаваемый с помощью тега <text:span text:style-name="Source_20_Text">&lt;dl&gt;</text:span>, где каждый термин обозначается тегом <text:span text:style-name="Source_20_Text">&lt;dt&gt;</text:span>, а его определение - тегом <text:span text:style-name="Source_20_Text">&lt;dd&gt;</text:span>.</text:p>
        </text:list-item>
      </text:list>
      <text:h text:style-name="Heading_20_3" text:outline-level="3">Изображения:</text:h>
      <text:list xml:id="list7068124768945520197" text:style-name="L4">
        <text:list-item>
          <text:p text:style-name="P12"><text:span text:style-name="Strong_20_Emphasis">Изображение (Image):</text:span> Графический объект, встроенный на веб-страницу с помощью тега <text:span text:style-name="Source_20_Text">&lt;img&gt;</text:span>.</text:p>
        </text:list-item>
        <text:list-item>
          <text:p text:style-name="P12"><text:span text:style-name="Strong_20_Emphasis">Атрибут </text:span><text:span text:style-name="Strong_20_Emphasis"><text:span text:style-name="Source_20_Text">src</text:span></text:span><text:span text:style-name="Strong_20_Emphasis">:</text:span> Атрибут тега <text:span text:style-name="Source_20_Text">&lt;img&gt;</text:span>, который указывает путь к изображению.</text:p>
        </text:list-item>
        <text:list-item>
          <text:p text:style-name="P5"><text:span text:style-name="Strong_20_Emphasis">Атрибут </text:span><text:span text:style-name="Strong_20_Emphasis"><text:span text:style-name="Source_20_Text">alt</text:span></text:span><text:span text:style-name="Strong_20_Emphasis">:</text:span> Альтернативный текст, который отображается в случае, если изображение не может быть загружено или отображено.</text:p>
        </text:list-item>
      </text:list>
      <text:h text:style-name="Heading_20_3" text:outline-level="3">Формы:</text:h>
      <text:list xml:id="list8756330751877569022" text:style-name="L5">
        <text:list-item>
          <text:p text:style-name="P13"><text:span text:style-name="Strong_20_Emphasis">Форма (Form):</text:span> Элемент HTML, который позволяет пользователю вводить и отправлять данные на сервер с помощью тега <text:span text:style-name="Source_20_Text">&lt;form&gt;</text:span>.</text:p>
        </text:list-item>
        <text:list-item>
          <text:p text:style-name="P13"><text:span text:style-name="Strong_20_Emphasis">Поле ввода (Input Field):</text:span> Элемент формы, который позволяет пользователю вводить текст, числа или выбирать опции с помощью тега <text:span text:style-name="Source_20_Text">&lt;input&gt;</text:span>.</text:p>
        </text:list-item>
        <text:list-item>
          <text:p text:style-name="P6"><text:span text:style-name="Strong_20_Emphasis">Кнопка (Button):</text:span> Элемент, который выполняет определенное действие при нажатии с помощью тега <text:span text:style-name="Source_20_Text">&lt;button&gt;</text:span>.</text:p>
        </text:list-item>
      </text:list>
      <text:h text:style-name="Heading_20_3" text:outline-level="3"><text:soft-page-break/>Таблицы:</text:h>
      <text:list xml:id="list3963640469897792861" text:style-name="L6">
        <text:list-item>
          <text:p text:style-name="P14"><text:span text:style-name="Strong_20_Emphasis">Таблица (Table):</text:span> Структурированный набор данных, представленный в виде строк и столбцов с помощью тега <text:span text:style-name="Source_20_Text">&lt;table&gt;</text:span>.</text:p>
        </text:list-item>
        <text:list-item>
          <text:p text:style-name="P14"><text:span text:style-name="Strong_20_Emphasis">Строка таблицы (Table Row):</text:span> Горизонтальная группа ячеек, создаваемая с помощью тега <text:span text:style-name="Source_20_Text">&lt;tr&gt;</text:span>.</text:p>
        </text:list-item>
        <text:list-item>
          <text:p text:style-name="P7"><text:span text:style-name="Strong_20_Emphasis">Ячейка таблицы (Table Cell):</text:span> Одна ячейка внутри строки таблицы, создаваемая с помощью тега <text:span text:style-name="Source_20_Text">&lt;td&gt;</text:span> (для данных) или <text:span text:style-name="Source_20_Text">&lt;th&gt;</text:span> (для заголовков).</text:p>
        </text:list-item>
      </text:list>
      <text:h text:style-name="Heading_20_3" text:outline-level="3">Дополнительные термины:</text:h>
      <text:list xml:id="list649637468416716450" text:style-name="L7">
        <text:list-item>
          <text:p text:style-name="P15"><text:span text:style-name="Strong_20_Emphasis">Атрибут (Attribute):</text:span> Дополнительная информация, указываемая внутри тега для настройки его поведения или внешнего вида.</text:p>
        </text:list-item>
        <text:list-item>
          <text:p text:style-name="P15"><text:span text:style-name="Strong_20_Emphasis">Семантика (Semantics):</text:span> Определение значения и смысла содержимого веб-страницы с помощью правильного использования HTML элементов.</text:p>
        </text:list-item>
        <text:list-item>
          <text:p text:style-name="P15"><text:span text:style-name="Strong_20_Emphasis">Валидация (Validation):</text:span> Проверка HTML кода на соответствие стандартам и корректность написания.</text:p>
        </text:list-item>
        <text:list-item>
          <text:p text:style-name="P8"><text:span text:style-name="Strong_20_Emphasis">Гипертекст (Hypertext):</text:span> Текст, который содержит ссылки на другие документы или ресурсы, обычно отображаемые в виде гиперссылок.</text:p>
        </text:list-item>
      </text:list>
      <text:p text:style-name="Text_20_body">Этот список охватывает основные термины и понятия HTML, которые могут быть полезны для начинающих разработчиков веб-страни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4-30T13:38:55.12</dc:date>
    <meta:document-statistic meta:table-count="0" meta:image-count="0" meta:object-count="0" meta:page-count="2" meta:paragraph-count="34" meta:word-count="404" meta:character-count="2978"/>
    <dc:creator>Dima Wide</dc:creator>
    <meta:user-defined meta:name="Info 1"/>
    <meta:user-defined meta:name="Info 2"/>
    <meta:user-defined meta:name="Info 3"/>
    <meta:user-defined meta:name="Info 4"/>
  </office:meta>
</office:document-meta>
</file>